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e6e6e6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07cm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7pt" fo:font-weight="bold" style:font-size-asian="18pt" style:font-size-complex="18pt"/>
    </style:style>
    <style:style style:name="T1" style:family="text">
      <style:text-properties fo:font-size="7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767cm" svg:height="10cm" svg:x="8.587cm" svg:y="3.862cm">
          <text:p/>
        </draw:rect>
        <draw:g>
          <draw:g>
            <draw:custom-shape draw:style-name="gr2" draw:text-style-name="P1" draw:layer="layout" svg:width="0.683cm" svg:height="0.682cm" svg:x="8.869cm" svg:y="9.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83cm" svg:height="0.682cm" svg:x="8.869cm" svg:y="11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0.683cm" svg:height="2.021cm" svg:x="8.869cm" svg:y="9.444cm">
              <text:p/>
            </draw:rect>
            <draw:rect draw:style-name="gr3" draw:text-style-name="P1" draw:layer="layout" svg:width="0.611cm" svg:height="0.1cm" svg:x="8.909cm" svg:y="11.395cm">
              <text:p/>
            </draw:rect>
            <draw:rect draw:style-name="gr3" draw:text-style-name="P1" draw:layer="layout" svg:width="0.611cm" svg:height="0.1cm" svg:x="8.909cm" svg:y="9.421cm">
              <text:p/>
            </draw:rect>
          </draw:g>
          <draw:g>
            <draw:g>
              <draw:custom-shape draw:style-name="gr4" draw:text-style-name="P1" draw:layer="layout" svg:width="0.5cm" svg:height="0.5cm" svg:x="8.96cm" svg:y="9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2cm" svg:height="0.2cm" svg:x="9.107cm" svg:y="9.36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5cm" svg:height="0.5cm" svg:x="8.939cm" svg:y="9.7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2cm" svg:height="0.2cm" svg:x="9.086cm" svg:y="9.86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5cm" svg:height="0.5cm" svg:x="8.939cm" svg:y="10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2cm" svg:height="0.2cm" svg:x="9.086cm" svg:y="10.36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5cm" svg:height="0.5cm" svg:x="8.939cm" svg:y="10.7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2cm" svg:height="0.2cm" svg:x="9.086cm" svg:y="10.86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5cm" svg:height="0.5cm" svg:x="8.939cm" svg:y="11.2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2cm" svg:height="0.2cm" svg:x="9.086cm" svg:y="11.36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2" draw:text-style-name="P1" draw:layer="layout" svg:width="0.082cm" svg:height="0.082cm" svg:x="8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2cm" svg:height="0.082cm" svg:x="8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2cm" svg:height="0.082cm" svg:x="8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2cm" svg:height="0.082cm" svg:x="8.703cm" svg:y="1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2cm" svg:height="0.082cm" svg:x="8.70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302cm" svg:height="0.557cm" svg:x="9.386cm" svg:y="9.676cm">
          <draw:text-box>
            <text:p><text:span text:style-name="T1">OUT1</text:span></text:p>
          </draw:text-box>
        </draw:frame>
        <draw:frame draw:style-name="gr5" draw:text-style-name="P2" draw:layer="layout" svg:width="1.116cm" svg:height="0.557cm" svg:x="9.424cm" svg:y="9.203cm">
          <draw:text-box>
            <text:p><text:span text:style-name="T1">IN1</text:span></text:p>
          </draw:text-box>
        </draw:frame>
        <draw:frame draw:style-name="gr5" draw:text-style-name="P2" draw:layer="layout" svg:width="1.364cm" svg:height="0.557cm" svg:x="9.365cm" svg:y="10.172cm">
          <draw:text-box>
            <text:p><text:span text:style-name="T1">OUT2</text:span></text:p>
          </draw:text-box>
        </draw:frame>
        <draw:frame draw:style-name="gr5" draw:text-style-name="P2" draw:layer="layout" svg:width="1.364cm" svg:height="0.819cm" svg:x="9.365cm" svg:y="10.545cm">
          <draw:text-box>
            <text:p><text:span text:style-name="T1">ADC</text:span></text:p>
            <text:p><text:span text:style-name="T1">TRIG</text:span></text:p>
          </draw:text-box>
        </draw:frame>
        <draw:frame draw:style-name="gr5" draw:text-style-name="P2" draw:layer="layout" svg:width="1.364cm" svg:height="0.819cm" svg:x="9.365cm" svg:y="11.134cm">
          <draw:text-box>
            <text:p><text:span text:style-name="T1">ADC</text:span></text:p>
            <text:p><text:span text:style-name="T1">TRIG</text:span></text:p>
          </draw:text-box>
        </draw:frame>
        <draw:custom-shape draw:style-name="gr6" draw:text-style-name="P1" draw:layer="layout" svg:width="0.971cm" svg:height="0.455cm" svg:x="8.91cm" svg:y="13.249cm">
          <text:p/>
          <draw:enhanced-geometry svg:viewBox="0 0 21600 21600" draw:path-stretchpoint-x="10800" draw:path-stretchpoint-y="10800" draw:text-areas="?f3 ?f4 ?f5 ?f6" draw:type="round-rectangle" draw:modifiers="8222.256331542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34cm" svg:height="0.434cm" svg:x="9.157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71cm" svg:height="0.455cm" svg:x="8.911cm" svg:y="3.989cm">
          <text:p/>
          <draw:enhanced-geometry svg:viewBox="0 0 21600 21600" draw:path-stretchpoint-x="10800" draw:path-stretchpoint-y="10800" draw:text-areas="?f3 ?f4 ?f5 ?f6" draw:type="round-rectangle" draw:modifiers="8222.256331542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34cm" svg:height="0.434cm" svg:x="9.158cm" svg:y="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7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7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6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5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5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83cm" svg:height="0.083cm" svg:x="8.7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20T08:06:20.93</meta:creation-date>
    <dc:date>2011-07-28T16:12:58.69</dc:date>
    <meta:editing-duration>PT29H35M23S</meta:editing-duration>
    <meta:editing-cycles>3</meta:editing-cycles>
    <meta:generator>OpenOffice.org/3.1$Win32 OpenOffice.org_project/310m19$Build-9420</meta:generator>
    <meta:document-statistic meta:object-count="54"/>
  </office:meta>
</office:document-meta>
</file>